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normal" officeooo:rsid="0018fdda" officeooo:paragraph-rsid="0018fdda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91faf" officeooo:paragraph-rsid="00191faf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9b4a7" officeooo:paragraph-rsid="0019b4a7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18fdda" officeooo:paragraph-rsid="0018fdda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18fdda" officeooo:paragraph-rsid="0018fdda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91faf" officeooo:paragraph-rsid="00191faf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9b4a7" officeooo:paragraph-rsid="0019b4a7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69"/><text:span text:style-name="T5">CYCLE 1</text:span></text:p>
      <text:p text:style-name="P1"/>
      <text:p text:style-name="P1">Program 1<text:span text:style-name="T1"> </text:span></text:p>
      <text:p text:style-name="P1"><text:span text:style-name="T1"/></text:p>
      <text:p text:style-name="P1"><text:span text:style-name="T1">package product;</text:span></text:p>
      <text:p text:style-name="P1"><text:span text:style-name="T1"/></text:p>
      <text:p text:style-name="P1"><text:span text:style-name="T1">import java.util.Scanner;</text:span></text:p>
      <text:p text:style-name="P1"><text:span text:style-name="T1"/></text:p>
      <text:p text:style-name="P1"><text:span text:style-name="T1">/**</text:span></text:p>
      <text:p text:style-name="P1"><text:span text:style-name="T1"><text:s/>*</text:span></text:p>
      <text:p text:style-name="P1"><text:span text:style-name="T1"><text:s/>* @author sjcet</text:span></text:p>
      <text:p text:style-name="P1"><text:span text:style-name="T1"><text:s/>*/</text:span></text:p>
      <text:p text:style-name="P1"><text:span text:style-name="T1">public class Product {</text:span></text:p>
      <text:p text:style-name="P1"><text:span text:style-name="T1"><text:s text:c="4"/>int pcode;</text:span></text:p>
      <text:p text:style-name="P1"><text:span text:style-name="T1"><text:s text:c="4"/>String pname;</text:span></text:p>
      <text:p text:style-name="P1"><text:span text:style-name="T1"><text:s text:c="4"/>int price;</text:span></text:p>
      <text:p text:style-name="P1"><text:span text:style-name="T1">public Product(){</text:span></text:p>
      <text:p text:style-name="P1"><text:span text:style-name="T1">Scanner s=new Scanner(System.in);</text:span></text:p>
      <text:p text:style-name="P1"><text:span text:style-name="T1"><text:s text:c="4"/>System.out.println("ENTER THE PRODUCT CODE:");</text:span></text:p>
      <text:p text:style-name="P1"><text:span text:style-name="T1"><text:s text:c="4"/>pcode=s.nextInt();</text:span></text:p>
      <text:p text:style-name="P1"><text:span text:style-name="T1"><text:s text:c="4"/>System.out.println("ENTER THE PRODUCT NAME:");</text:span></text:p>
      <text:p text:style-name="P1"><text:span text:style-name="T1"><text:s text:c="4"/>pname=s.next();</text:span></text:p>
      <text:p text:style-name="P1"><text:span text:style-name="T1"><text:s text:c="4"/>System.out.println("ENTER THE PRICE:");</text:span></text:p>
      <text:p text:style-name="P1"><text:span text:style-name="T1"><text:s text:c="4"/>price=s.nextInt();</text:span></text:p>
      <text:p text:style-name="P1"><text:span text:style-name="T1">}</text:span></text:p>
      <text:p text:style-name="P1"><text:span text:style-name="T1">public void disp()</text:span></text:p>
      <text:p text:style-name="P1"><text:span text:style-name="T1">{</text:span></text:p>
      <text:p text:style-name="P1"><text:span text:style-name="T1"><text:s text:c="4"/>System.out.println("details of the product which has lowest price");</text:span></text:p>
      <text:p text:style-name="P1"><text:span text:style-name="T1"><text:s text:c="4"/>System.out.println("product code is"+pcode);</text:span></text:p>
      <text:p text:style-name="P1"><text:span text:style-name="T1"><text:s text:c="4"/>System.out.println("product name is"+pname);</text:span></text:p>
      <text:p text:style-name="P1"><text:span text:style-name="T1"><text:s text:c="4"/>System.out.println("product price is"+price)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public static void main(String[] args) {</text:span></text:p>
      <text:p text:style-name="P1"><text:span text:style-name="T1"><text:s text:c="6"/>Product p1=new Product();</text:span></text:p>
      <text:p text:style-name="P1"><text:span text:style-name="T1"><text:s text:c="6"/>Product p2=new Product();</text:span></text:p>
      <text:p text:style-name="P1"><text:span text:style-name="T1"><text:s text:c="6"/>Product p3=new Product();</text:span></text:p>
      <text:p text:style-name="P1"><text:span text:style-name="T1"><text:s text:c="8"/>if(p1.price&lt;p2.price&amp;&amp;p1.price&lt;p3.price)</text:span></text:p>
      <text:p text:style-name="P1"><text:span text:style-name="T1"><text:s text:c="12"/>p1.disp();</text:span></text:p>
      <text:p text:style-name="P1"><text:span text:style-name="T1"><text:s text:c="11"/>else if(p2.price&lt;p1.price&amp;&amp;p2.price&lt;p3.price) </text:span></text:p>
      <text:p text:style-name="P1"><text:span text:style-name="T1"><text:s text:c="20"/>p2.disp();</text:span></text:p>
      <text:p text:style-name="P1"><text:span text:style-name="T1"><text:s text:c="13"/>else </text:span></text:p>
      <text:p text:style-name="P1"><text:span text:style-name="T1"><text:s text:c="16"/>p3.disp();</text:span></text:p>
      <text:p text:style-name="P1"><text:span text:style-name="T1"><text:s text:c="4"/>}</text:span></text:p>
      <text:p text:style-name="P1"><text:span text:style-name="T1"><text:s text:c="4"/></text:span></text:p>
      <text:p text:style-name="P1"><text:span text:style-name="T1">}</text:span></text:p>
      <text:p text:style-name="P1"><text:span text:style-name="T1"/></text:p>
      <text:p text:style-name="P2">Output</text:p>
      <text:p text:style-name="P1"><text:span text:style-name="T1"/></text:p>
      <text:p text:style-name="P1"><text:span text:style-name="T1">ENTER THE PRODUCT CODE:</text:span></text:p>
      <text:p text:style-name="P1"><text:span text:style-name="T1">101</text:span></text:p>
      <text:p text:style-name="P1"><text:span text:style-name="T1">ENTER THE PRODUCT NAME:</text:span></text:p>
      <text:p text:style-name="P1"><text:soft-page-break/><text:span text:style-name="T1">fruti</text:span></text:p>
      <text:p text:style-name="P1"><text:span text:style-name="T1">ENTER THE PRICE:</text:span></text:p>
      <text:p text:style-name="P1"><text:span text:style-name="T1">10</text:span></text:p>
      <text:p text:style-name="P1"><text:span text:style-name="T1">ENTER THE PRODUCT CODE:</text:span></text:p>
      <text:p text:style-name="P1"><text:span text:style-name="T1">102</text:span></text:p>
      <text:p text:style-name="P1"><text:span text:style-name="T1">ENTER THE PRODUCT NAME:</text:span></text:p>
      <text:p text:style-name="P1"><text:span text:style-name="T1">fizz</text:span></text:p>
      <text:p text:style-name="P1"><text:span text:style-name="T1">ENTER THE PRICE:</text:span></text:p>
      <text:p text:style-name="P1"><text:span text:style-name="T1">20</text:span></text:p>
      <text:p text:style-name="P1"><text:span text:style-name="T1">ENTER THE PRODUCT CODE:</text:span></text:p>
      <text:p text:style-name="P1"><text:span text:style-name="T1">103</text:span></text:p>
      <text:p text:style-name="P1"><text:span text:style-name="T1">ENTER THE PRODUCT NAME:</text:span></text:p>
      <text:p text:style-name="P1"><text:span text:style-name="T1">cococola</text:span></text:p>
      <text:p text:style-name="P1"><text:span text:style-name="T1">ENTER THE PRICE:</text:span></text:p>
      <text:p text:style-name="P1"><text:span text:style-name="T1">30</text:span></text:p>
      <text:p text:style-name="P1"><text:span text:style-name="T1">details of the product which has lowest price</text:span></text:p>
      <text:p text:style-name="P1"><text:span text:style-name="T1">product code is101</text:span></text:p>
      <text:p text:style-name="P1"><text:span text:style-name="T1">product name isfruti</text:span></text:p>
      <text:p text:style-name="P1"><text:span text:style-name="T1">product price is10</text:span></text:p>
      <text:p text:style-name="P1"><text:span text:style-name="T1">BUILD SUCCESSFUL (total time: 4 minutes 38 seconds)</text:span></text:p>
      <text:p text:style-name="P1"><text:span text:style-name="T1"/></text:p>
      <text:p text:style-name="P5"/>
      <text:p text:style-name="P1"><text:span text:style-name="T1"/></text:p>
      <text:p text:style-name="P1"><text:span text:style-name="T1"/></text:p>
      <text:p text:style-name="P1">program 2</text:p>
      <text:p text:style-name="P5"/>
      <text:p text:style-name="P5">package matrix;</text:p>
      <text:p text:style-name="P5">import java.util.Scanner;.</text:p>
      <text:p text:style-name="P5">public class Matrix {</text:p>
      <text:p text:style-name="P5"><text:s text:c="3"/>public static void main(String[] args) {</text:p>
      <text:p text:style-name="P5"><text:s text:c="11"/></text:p>
      <text:p text:style-name="P5"><text:s text:c="2"/>int p, q, m, n;</text:p>
      <text:p text:style-name="P5"><text:s text:c="4"/>Scanner s = new Scanner(System.in);</text:p>
      <text:p text:style-name="P5"><text:s text:c="4"/>System.out.print("Enter number of rows in first matrix:");</text:p>
      <text:p text:style-name="P5"><text:s text:c="3"/>p = s.nextInt();</text:p>
      <text:p text:style-name="P5"><text:s text:c="4"/>System.out.print("Enter number of columns in first matrix:");</text:p>
      <text:p text:style-name="P5"><text:s text:c="4"/>q = s.nextInt();</text:p>
      <text:p text:style-name="P5"><text:s text:c="4"/>System.out.print("Enter number of rows in second matrix:");</text:p>
      <text:p text:style-name="P5"><text:s text:c="5"/>m = s.nextInt();</text:p>
      <text:p text:style-name="P5"><text:s text:c="4"/>System.out.print("Enter number of columns in second matrix:");</text:p>
      <text:p text:style-name="P5"><text:s text:c="5"/>n = s.nextInt();</text:p>
      <text:p text:style-name="P5">if (p == m &amp;&amp; q == n) </text:p>
      <text:p text:style-name="P5"><text:s text:c="15"/>{</text:p>
      <text:p text:style-name="P5"><text:s text:c="19"/>int a[][] = new int[p][q];</text:p>
      <text:p text:style-name="P5"><text:s text:c="19"/>int b[][] = new int[m][n];</text:p>
      <text:p text:style-name="P5"><text:s text:c="19"/>int c[][] = new int[m][n];</text:p>
      <text:p text:style-name="P5"><text:s text:c="19"/>System.out.println("Enter all the elements of first matrix:");</text:p>
      <text:p text:style-name="P5"><text:s text:c="19"/>for (int i = 0; i &lt; p; i++) </text:p>
      <text:p text:style-name="P5"><text:s text:c="19"/>{</text:p>
      <text:p text:style-name="P5"><text:s text:c="23"/>for (int j = 0; j &lt; q; j++) </text:p>
      <text:p text:style-name="P5"><text:s text:c="23"/>{</text:p>
      <text:p text:style-name="P5"><text:s text:c="27"/>a[i][j] = s.nextInt();</text:p>
      <text:p text:style-name="P5"><text:soft-page-break/><text:s text:c="23"/>}</text:p>
      <text:p text:style-name="P5"><text:s text:c="19"/>}</text:p>
      <text:p text:style-name="P5"><text:s text:c="19"/>System.out.println("Enter all the elements of second matrix:");</text:p>
      <text:p text:style-name="P5"><text:s text:c="19"/>for (int i = 0; i &lt; m; i++) </text:p>
      <text:p text:style-name="P5"><text:s text:c="19"/>{</text:p>
      <text:p text:style-name="P5"><text:s text:c="23"/>for (int j = 0; j &lt; n; j++) </text:p>
      <text:p text:style-name="P5"><text:s text:c="23"/>{</text:p>
      <text:p text:style-name="P5"><text:s text:c="27"/>b[i][j] = s.nextInt();</text:p>
      <text:p text:style-name="P5"><text:s text:c="23"/>}</text:p>
      <text:p text:style-name="P5"><text:s text:c="19"/>}</text:p>
      <text:p text:style-name="P5"><text:s text:c="19"/>System.out.println("First Matrix:");</text:p>
      <text:p text:style-name="P5"><text:s text:c="19"/>for (int i = 0; i &lt; p; i++) </text:p>
      <text:p text:style-name="P5"><text:s text:c="19"/>{</text:p>
      <text:p text:style-name="P5"><text:s text:c="23"/>for (int j = 0; j &lt; q; j++) </text:p>
      <text:p text:style-name="P5"><text:s text:c="23"/>{</text:p>
      <text:p text:style-name="P5"><text:s text:c="27"/>System.out.print(a[i][j]+" ");</text:p>
      <text:p text:style-name="P5"><text:s text:c="23"/>}</text:p>
      <text:p text:style-name="P5"><text:s text:c="23"/>System.out.println("");</text:p>
      <text:p text:style-name="P5"><text:s text:c="19"/>}</text:p>
      <text:p text:style-name="P5"><text:s text:c="19"/>System.out.println("Second Matrix:");</text:p>
      <text:p text:style-name="P5"><text:s text:c="19"/>for (int i = 0; i &lt; m; i++) </text:p>
      <text:p text:style-name="P5"><text:s text:c="19"/>{</text:p>
      <text:p text:style-name="P5"><text:s text:c="23"/>for (int j = 0; j &lt; n; j++) </text:p>
      <text:p text:style-name="P5"><text:s text:c="23"/>{</text:p>
      <text:p text:style-name="P5"><text:s text:c="27"/>System.out.print(b[i][j]+" ");</text:p>
      <text:p text:style-name="P5"><text:s text:c="23"/>}</text:p>
      <text:p text:style-name="P5"><text:s text:c="23"/>System.out.println("");</text:p>
      <text:p text:style-name="P5"><text:s text:c="19"/>}</text:p>
      <text:p text:style-name="P5"><text:s text:c="19"/>for (int i = 0; i &lt; p; i++) </text:p>
      <text:p text:style-name="P5"><text:s text:c="19"/>{</text:p>
      <text:p text:style-name="P5"><text:s text:c="23"/>for (int j = 0; j &lt; n; j++) </text:p>
      <text:p text:style-name="P5"><text:s text:c="23"/>{</text:p>
      <text:p text:style-name="P5"><text:s text:c="27"/>for (int k = 0; k &lt; q; k++) </text:p>
      <text:p text:style-name="P5"><text:s text:c="27"/>{</text:p>
      <text:p text:style-name="P5"><text:s text:c="31"/>c[i][j] = a[i][j] + b[i][j];</text:p>
      <text:p text:style-name="P5"><text:s text:c="27"/>}</text:p>
      <text:p text:style-name="P5"><text:s text:c="23"/>}</text:p>
      <text:p text:style-name="P5"><text:s text:c="19"/>}</text:p>
      <text:p text:style-name="P5"><text:s text:c="19"/>System.out.println("Matrix after addition:");</text:p>
      <text:p text:style-name="P5"><text:s text:c="19"/>for (int i = 0; i &lt; p; i++) </text:p>
      <text:p text:style-name="P5"><text:s text:c="19"/>{</text:p>
      <text:p text:style-name="P5"><text:s text:c="23"/>for (int j = 0; j &lt; n; j++) </text:p>
      <text:p text:style-name="P5"><text:s text:c="23"/>{</text:p>
      <text:p text:style-name="P5"><text:s text:c="27"/>System.out.print(c[i][j]+" ");</text:p>
      <text:p text:style-name="P5"><text:s text:c="23"/>}</text:p>
      <text:p text:style-name="P5"><text:s text:c="23"/>System.out.println("");</text:p>
      <text:p text:style-name="P5"><text:s text:c="19"/>}</text:p>
      <text:p text:style-name="P5"><text:s text:c="15"/>}</text:p>
      <text:p text:style-name="P5"><text:s text:c="15"/>else</text:p>
      <text:p text:style-name="P5"><text:s text:c="15"/>{</text:p>
      <text:p text:style-name="P5"><text:s text:c="19"/>System.out.println("Addition would not be possible");</text:p>
      <text:p text:style-name="P5"><text:s text:c="15"/>}</text:p>
      <text:p text:style-name="P5"><text:soft-page-break/><text:s text:c="11"/>}</text:p>
      <text:p text:style-name="P5"><text:s text:c="7"/>}</text:p>
      <text:p text:style-name="P5"/>
      <text:p text:style-name="P5"/>
      <text:p text:style-name="P2">Output</text:p>
      <text:p text:style-name="P6">Enter number of rows in first matrix:2</text:p>
      <text:p text:style-name="P6">Enter number of columns in first matrix:2</text:p>
      <text:p text:style-name="P6">Enter number of rows in second matrix:2</text:p>
      <text:p text:style-name="P6">Enter number of columns in second matrix:2</text:p>
      <text:p text:style-name="P6">Enter all the elements of first matrix:</text:p>
      <text:p text:style-name="P6">1</text:p>
      <text:p text:style-name="P6">2</text:p>
      <text:p text:style-name="P6">3</text:p>
      <text:p text:style-name="P6">4</text:p>
      <text:p text:style-name="P6">Enter all the elements of second matrix:</text:p>
      <text:p text:style-name="P6">5</text:p>
      <text:p text:style-name="P6">6</text:p>
      <text:p text:style-name="P6">7</text:p>
      <text:p text:style-name="P6">8</text:p>
      <text:p text:style-name="P6">First Matrix:</text:p>
      <text:p text:style-name="P6">1 2 </text:p>
      <text:p text:style-name="P6">3 4 </text:p>
      <text:p text:style-name="P6">Second Matrix:</text:p>
      <text:p text:style-name="P6">5 6 </text:p>
      <text:p text:style-name="P6">7 8 </text:p>
      <text:p text:style-name="P6">Matrix after addition:</text:p>
      <text:p text:style-name="P6">6 8 </text:p>
      <text:p text:style-name="P6">10 12 </text:p>
      <text:p text:style-name="P6">BUILD SUCCESSFUL (total time: 24 seconds)</text:p>
      <text:p text:style-name="P6"/>
      <text:p text:style-name="P6"/>
      <text:p text:style-name="P3">Program 3</text:p>
      <text:p text:style-name="P3"/>
      <text:p text:style-name="P7">package complexnumber;</text:p>
      <text:p text:style-name="P7"/>
      <text:p text:style-name="P7">import java.util.Scanner;</text:p>
      <text:p text:style-name="P7">public class ComplexNumber {</text:p>
      <text:p text:style-name="P7"><text:s text:c="4"/>int real,img;</text:p>
      <text:p text:style-name="P7"><text:s text:c="4"/></text:p>
      <text:p text:style-name="P7"><text:s text:c="4"/>ComplexNumber(){</text:p>
      <text:p text:style-name="P7"><text:s text:c="8"/></text:p>
      <text:p text:style-name="P7"><text:s text:c="4"/>}</text:p>
      <text:p text:style-name="P7"/>
      <text:p text:style-name="P7"><text:s text:c="4"/>ComplexNumber(int realn,int imgn){</text:p>
      <text:p text:style-name="P7"><text:s text:c="8"/>real=realn;</text:p>
      <text:p text:style-name="P7"><text:s text:c="8"/>img=imgn;</text:p>
      <text:p text:style-name="P7"><text:s text:c="8"/></text:p>
      <text:p text:style-name="P7"><text:s text:c="8"/></text:p>
      <text:p text:style-name="P7"><text:s text:c="4"/>}</text:p>
      <text:p text:style-name="P7"><text:s text:c="4"/></text:p>
      <text:p text:style-name="P7"><text:s text:c="4"/>public ComplexNumber add(ComplexNumber c1,ComplexNumber c2){</text:p>
      <text:p text:style-name="P7"><text:s text:c="8"/>ComplexNumber c=new ComplexNumber();</text:p>
      <text:p text:style-name="P7"><text:soft-page-break/><text:s text:c="8"/>c.real=c1.real+c2.real;</text:p>
      <text:p text:style-name="P7"><text:s text:c="8"/>c.img=c1.img+c2.img;</text:p>
      <text:p text:style-name="P7"><text:s text:c="8"/>return c;</text:p>
      <text:p text:style-name="P7"><text:s text:c="4"/>}</text:p>
      <text:p text:style-name="P7"><text:s text:c="4"/></text:p>
      <text:p text:style-name="P7"><text:s text:c="4"/>public static void main(String[] args) {</text:p>
      <text:p text:style-name="P7"><text:s text:c="8"/>int real1,img1,real2,img2;</text:p>
      <text:p text:style-name="P7"><text:s text:c="8"/></text:p>
      <text:p text:style-name="P7"><text:s text:c="8"/>Scanner sc=new Scanner(System.in);</text:p>
      <text:p text:style-name="P7"><text:s text:c="8"/></text:p>
      <text:p text:style-name="P7"><text:s text:c="8"/>System.out.println("Enter first number real part");</text:p>
      <text:p text:style-name="P7"><text:s text:c="8"/>real1=sc.nextInt();</text:p>
      <text:p text:style-name="P7"><text:s text:c="8"/>System.out.println("Enter the first number imaginary part");</text:p>
      <text:p text:style-name="P7"><text:s text:c="8"/>img1=sc.nextInt();</text:p>
      <text:p text:style-name="P7"><text:s text:c="8"/>System.out.println("Enter second number real part");</text:p>
      <text:p text:style-name="P7"><text:s text:c="8"/>real2=sc.nextInt();</text:p>
      <text:p text:style-name="P7"><text:s text:c="8"/>System.out.println("Enter the second number imaginary part");</text:p>
      <text:p text:style-name="P7"><text:s text:c="8"/>img2=sc.nextInt();</text:p>
      <text:p text:style-name="P7"><text:s text:c="8"/></text:p>
      <text:p text:style-name="P7"><text:s text:c="8"/>ComplexNumber c1=new ComplexNumber(real1,img1);</text:p>
      <text:p text:style-name="P7"><text:s text:c="8"/>ComplexNumber c2=new ComplexNumber(real2,img2);</text:p>
      <text:p text:style-name="P7"><text:s text:c="7"/>ComplexNumber c3=new ComplexNumber();</text:p>
      <text:p text:style-name="P7"><text:s text:c="8"/></text:p>
      <text:p text:style-name="P7"><text:s text:c="8"/>c3=c3.add(c1,c2);</text:p>
      <text:p text:style-name="P7"><text:s text:c="8"/></text:p>
      <text:p text:style-name="P7"><text:s text:c="8"/>System.out.println("\ncomplex no 1:"+real1+"+i"+img1);</text:p>
      <text:p text:style-name="P7"><text:s text:c="8"/>System.out.println("\ncomplex no 2:"+real2+"+i"+img2);</text:p>
      <text:p text:style-name="P7"><text:s text:c="8"/></text:p>
      <text:p text:style-name="P7"><text:s text:c="8"/>System.out.println("\nThe sum of numbers = "+c3.real+"+i"+c3.img);</text:p>
      <text:p text:style-name="P7"><text:s text:c="8"/></text:p>
      <text:p text:style-name="P7"><text:s text:c="8"/></text:p>
      <text:p text:style-name="P7"><text:s text:c="8"/></text:p>
      <text:p text:style-name="P7"><text:s text:c="4"/>}</text:p>
      <text:p text:style-name="P7"><text:s text:c="4"/></text:p>
      <text:p text:style-name="P7">}</text:p>
      <text:p text:style-name="P7"/>
      <text:p text:style-name="P3">Output</text:p>
      <text:p text:style-name="P3"><text:span text:style-name="T1">Enter first number real part</text:span></text:p>
      <text:p text:style-name="P3"><text:span text:style-name="T1">2</text:span></text:p>
      <text:p text:style-name="P3"><text:span text:style-name="T1">Enter the first number imaginary part</text:span></text:p>
      <text:p text:style-name="P3"><text:span text:style-name="T1">3</text:span></text:p>
      <text:p text:style-name="P3"><text:span text:style-name="T1">Enter second number real part</text:span></text:p>
      <text:p text:style-name="P3"><text:span text:style-name="T1">4</text:span></text:p>
      <text:p text:style-name="P3"><text:span text:style-name="T1">Enter the second number imaginary part</text:span></text:p>
      <text:p text:style-name="P3"><text:span text:style-name="T1">5</text:span></text:p>
      <text:p text:style-name="P3"><text:span text:style-name="T1"/></text:p>
      <text:p text:style-name="P3"><text:span text:style-name="T1">complex no 1:2+i3</text:span></text:p>
      <text:p text:style-name="P3"><text:span text:style-name="T1"/></text:p>
      <text:p text:style-name="P3"><text:span text:style-name="T1">complex no 2:4+i5</text:span></text:p>
      <text:p text:style-name="P3"><text:span text:style-name="T1"/></text:p>
      <text:p text:style-name="P3"><text:span text:style-name="T1">The sum of numbers = 6+i8</text:span></text:p>
      <text:p text:style-name="P3"><text:span text:style-name="T1">BUILD SUCCESSFUL (total time: 11 seconds)</text:span></text:p>
      <text:p text:style-name="P3"><text:soft-page-break/>Program 4</text:p>
      <text:p text:style-name="P3"><text:span text:style-name="T1"/></text:p>
      <text:p text:style-name="P3"><text:span text:style-name="T1">package cpu;</text:span></text:p>
      <text:p text:style-name="P3"><text:span text:style-name="T1"/></text:p>
      <text:p text:style-name="P3"><text:span text:style-name="T1">class CPU {</text:span></text:p>
      <text:p text:style-name="P3"><text:span text:style-name="T1"><text:s text:c="4"/>double price;</text:span></text:p>
      <text:p text:style-name="P3"><text:span text:style-name="T1"><text:s text:c="4"/>// nested class</text:span></text:p>
      <text:p text:style-name="P3"><text:span text:style-name="T1"><text:s text:c="4"/>class Processor{</text:span></text:p>
      <text:p text:style-name="P3"><text:span text:style-name="T1"/></text:p>
      <text:p text:style-name="P3"><text:span text:style-name="T1"><text:s text:c="8"/>// members of nested class</text:span></text:p>
      <text:p text:style-name="P3"><text:span text:style-name="T1"><text:s text:c="8"/>double cores;</text:span></text:p>
      <text:p text:style-name="P3"><text:span text:style-name="T1"><text:s text:c="8"/>String manufacturer;</text:span></text:p>
      <text:p text:style-name="P3"><text:span text:style-name="T1"/></text:p>
      <text:p text:style-name="P3"><text:span text:style-name="T1"><text:s text:c="8"/>double getCache(){</text:span></text:p>
      <text:p text:style-name="P3"><text:span text:style-name="T1"><text:s text:c="12"/>return 4.3;</text:span></text:p>
      <text:p text:style-name="P3"><text:span text:style-name="T1"><text:s text:c="8"/>}</text:span></text:p>
      <text:p text:style-name="P3"><text:span text:style-name="T1"><text:s text:c="4"/>}</text:span></text:p>
      <text:p text:style-name="P3"><text:span text:style-name="T1"/></text:p>
      <text:p text:style-name="P3"><text:span text:style-name="T1"><text:s text:c="4"/>// nested protected class</text:span></text:p>
      <text:p text:style-name="P3"><text:span text:style-name="T1"><text:s text:c="4"/>protected class RAM{</text:span></text:p>
      <text:p text:style-name="P3"><text:span text:style-name="T1"/></text:p>
      <text:p text:style-name="P3"><text:span text:style-name="T1"><text:s text:c="8"/>// members of protected nested class</text:span></text:p>
      <text:p text:style-name="P3"><text:span text:style-name="T1"><text:s text:c="8"/>double memory;</text:span></text:p>
      <text:p text:style-name="P3"><text:span text:style-name="T1"><text:s text:c="8"/>String manufacturer;</text:span></text:p>
      <text:p text:style-name="P3"><text:span text:style-name="T1"/></text:p>
      <text:p text:style-name="P3"><text:span text:style-name="T1"><text:s text:c="8"/>double getClockSpeed(){</text:span></text:p>
      <text:p text:style-name="P3"><text:span text:style-name="T1"><text:s text:c="12"/>return 5.5;</text:span></text:p>
      <text:p text:style-name="P3"><text:span text:style-name="T1"><text:s text:c="8"/>}</text:span></text:p>
      <text:p text:style-name="P3"><text:span text:style-name="T1"><text:s text:c="4"/>}</text:span></text:p>
      <text:p text:style-name="P3"><text:span text:style-name="T1">}</text:span></text:p>
      <text:p text:style-name="P3"><text:span text:style-name="T1"/></text:p>
      <text:p text:style-name="P3"><text:span text:style-name="T1"/></text:p>
      <text:p text:style-name="P3"><text:span text:style-name="T1">public class Cpu {</text:span></text:p>
      <text:p text:style-name="P3"><text:span text:style-name="T1"><text:s text:c="4"/>public static void main(String[] args) {</text:span></text:p>
      <text:p text:style-name="P3"><text:span text:style-name="T1"/></text:p>
      <text:p text:style-name="P3"><text:span text:style-name="T1"><text:s text:c="8"/>// create object of Outer class CPU</text:span></text:p>
      <text:p text:style-name="P3"><text:span text:style-name="T1"><text:s text:c="8"/>CPU cpu = new CPU();</text:span></text:p>
      <text:p text:style-name="P3"><text:span text:style-name="T1"/></text:p>
      <text:p text:style-name="P3"><text:span text:style-name="T1"><text:s text:c="7"/>// create an object of inner class Processor using outer class</text:span></text:p>
      <text:p text:style-name="P3"><text:span text:style-name="T1"><text:s text:c="8"/>CPU.Processor processor = cpu.new Processor();</text:span></text:p>
      <text:p text:style-name="P3"><text:span text:style-name="T1"/></text:p>
      <text:p text:style-name="P3"><text:span text:style-name="T1"><text:s text:c="8"/>// create an object of inner class RAM using outer class CPU</text:span></text:p>
      <text:p text:style-name="P3"><text:span text:style-name="T1"><text:s text:c="8"/>CPU.RAM ram = cpu.new RAM();</text:span></text:p>
      <text:p text:style-name="P3"><text:span text:style-name="T1"><text:s text:c="8"/>System.out.println("Processor Cache = " + processor.getCache());</text:span></text:p>
      <text:p text:style-name="P3"><text:span text:style-name="T1"><text:s text:c="8"/>System.out.println("Ram Clock speed = " + ram.getClockSpeed());</text:span></text:p>
      <text:p text:style-name="P3"><text:span text:style-name="T1"><text:s text:c="4"/>}</text:span></text:p>
      <text:p text:style-name="P3"><text:span text:style-name="T1">}</text:span></text:p>
      <text:p text:style-name="P3"><text:span text:style-name="T1"/></text:p>
      <text:p text:style-name="P3">Output</text:p>
      <text:p text:style-name="P3"><text:span text:style-name="T1">Processor Cache = 4.3</text:span></text:p>
      <text:p text:style-name="P3"><text:span text:style-name="T1">Ram Clock speed = 5.5</text:span></text:p>
      <text:p text:style-name="P3"><text:span text:style-name="T1">BUILD SUCCESSFUL (total time: 0 second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5:02:11.376836286</meta:creation-date>
    <dc:date>2022-04-01T16:20:32.684966827</dc:date>
    <meta:editing-duration>PT54M48S</meta:editing-duration>
    <meta:editing-cycles>1</meta:editing-cycles>
    <meta:document-statistic meta:table-count="0" meta:image-count="0" meta:object-count="0" meta:page-count="6" meta:paragraph-count="276" meta:word-count="797" meta:character-count="7350" meta:non-whitespace-character-count="4627"/>
    <meta:generator>LibreOffice/6.0.7.3$Linux_X86_64 LibreOffice_project/00m0$Build-3</meta:generator>
  </office:meta>
</office:document-meta>
</file>